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000000001D32C84ABC71FCA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0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_5f_-notes">
      <style:graphic-properties draw:fill-color="#ffffff" fo:min-height="13.364cm"/>
      <style:paragraph-properties style:writing-mode="lr-tb"/>
    </style:style>
    <style:style style:name="pr12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top="0cm" fo:margin-bottom="0cm" fo:line-height="120%" fo:text-align="start" style:writing-mode="lr-tb"/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  <style:text-properties fo:font-size="24pt"/>
    </style:style>
    <style:style style:name="P19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text-indent="0cm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333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 </text:span><text:span text:style-name="T4">&amp;</text:span><text:span text:style-name="T4"> </text:span><text:span text:style-name="T4">n</text:span><text:span text:style-name="T4">o</text:span><text:span text:style-name="T4">n</text:span><text:span text:style-name="T4">-</text:span><text:span text:style-name="T4">c</text:span><text:span text:style-name="T4">o</text:span><text:span text:style-name="T4">n</text:span><text:span text:style-name="T4">s</text:span><text:span text:style-name="T4">t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 </text:span><text:span text:style-name="T4">w</text:span><text:span text:style-name="T4">it</text:span><text:span text:style-name="T4">h </text:span><text:span text:style-name="T4">s</text:span><text:span text:style-name="T4">a</text:span><text:span text:style-name="T4">m</text:span><text:span text:style-name="T4">e </text:span><text:span text:style-name="T4">n</text:span><text:span text:style-name="T4">a</text:span><text:span text:style-name="T4">m</text:span><text:span text:style-name="T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5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</text:span><text:span text:style-name="T28"><text:line-break/></text:span><text:span text:style-name="T28">{ BigInt xx;</text:span><text:span text:style-name="T28"><text:line-break/></text:span><text:span text:style-name="T27">public</text:span><text:span text:style-name="T28">:</text:span><text:span text:style-name="T28"><text:line-break/></text:span><text:span text:style-name="T28"> </text:span><text:span text:style-name="T27">const </text:span><text:span text:style-name="T28">BigInt</text:span><text:span text:style-name="T27">&amp;</text:span><text:span text:style-name="T28"> foo() </text:span><text:span text:style-name="T27">const</text:span><text:span text:style-name="T28">;</text:span><text:span text:style-name="T28"><text:line-break/></text:span><text:span text:style-name="T28"> BigInt</text:span><text:span text:style-name="T27">&amp;</text:span><text:span text:style-name="T28"> foo();</text:span><text:span text:style-name="T28"><text:line-break/></text:span><text:span text:style-name="T28">};</text:span></text:p>
            <text:p text:style-name="P9"><text:span text:style-name="T28"><text:line-break/></text:span><text:span text:style-name="T27">const </text:span><text:span text:style-name="T29">BigInt</text:span><text:span text:style-name="T30">&amp;</text:span><text:span text:style-name="T29"> A::foo() </text:span><text:span text:style-name="T30">const</text:span><text:span text:style-name="T29"> {</text:span><text:span text:style-name="T29"><text:line-break/></text:span><text:span text:style-name="T29">   cout &lt;&lt; </text:span><text:span text:style-name="T31">"const foo\n";</text:span></text:p>
            <text:p text:style-name="P9"><text:span text:style-name="T32"><text:s text:c="3"/></text:span><text:span text:style-name="T33">return</text:span><text:span text:style-name="T32"> xx;</text:span><text:span text:style-name="T28"><text:line-break/></text:span><text:span text:style-name="T28">} </text:span><text:span text:style-name="T28"><text:line-break/></text:span><text:span text:style-name="T29">BigInt</text:span><text:span text:style-name="T30">&amp;</text:span><text:span text:style-name="T29"> A::foo() </text:span><text:span text:style-name="T29"><text:line-break/></text:span><text:span text:style-name="T29">{ </text:span><text:span text:style-name="T29"><text:line-break/></text:span><text:span text:style-name="T29">   cout &lt;&lt; </text:span><text:span text:style-name="T31">"foo\n"</text:span><text:span text:style-name="T29">;</text:span></text:p>
            <text:p text:style-name="P9"><text:span text:style-name="T29"><text:s text:c="3"/></text:span><text:span text:style-name="T34">return</text:span><text:span text:style-name="T29"> xx; </text:span><text:span text:style-name="T29"><text:line-break/></text:span><text:span text:style-name="T29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7" draw:layer="layout" svg:width="11.72cm" svg:height="16.608cm" svg:x="13.123cm" svg:y="3.598cm">
          <text:p text:style-name="P16"><text:span text:style-name="T3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5">const</text:span><text:span text:style-name="T26"> A ca; </text:span></text:p>
          <text:p text:style-name="P16"><text:span text:style-name="T21"><text:s text:c="3"/></text:span><text:span text:style-name="T21">A a2 = ca; //OK</text:span><text:span text:style-name="T21"><text:line-break/></text:span><text:span text:style-name="T21">   a.foo () = 5; </text:span><text:span text:style-name="T21"><text:line-break/></text:span><text:span text:style-name="T21"> <text:s text:c="2"/></text:span><text:span text:style-name="T26">Big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6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draw:layer="layout" svg:width="9.842cm" svg:height="4.612cm" svg:x="13.97cm" svg:y="13.794cm">
          <text:p text:style-name="P18"><text:span text:style-name="T36">// output</text:span></text:p>
          <text:p text:style-name="P19"><text:span text:style-name="T37">foo</text:span></text:p>
          <text:p text:style-name="P19"><text:span text:style-name="T3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1" draw:layer="layout" svg:width="23.706cm" svg:height="1.776cm" svg:x="0.847cm" svg:y="0.763cm" presentation:class="title" presentation:user-transformed="true">
          <draw:text-box>
            <text:p text:style-name="P6"><text:span text:style-name="T38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9">– </text:span><text:span text:style-name="T39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40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41">Why do we need two "foo" functions?</text:span></text:p>
            <text:p text:style-name="P11"><text:span text:style-name="T42">See folder 7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10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Title 1" presentation:style-name="pr12" draw:text-style-name="P21" draw:layer="layout" svg:width="23.706cm" svg:height="1.776cm" svg:x="0.847cm" svg:y="0.763cm" presentation:class="title" presentation:user-transformed="true">
          <draw:text-box>
            <text:p text:style-name="P6"><text:span text:style-name="T43">friend functions</text:span></text:p>
          </draw:text-box>
        </draw:frame>
        <draw:frame draw:name="Slide Number Placeholder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14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22"><text:span text:style-name="T44">Friend function in a class:</text:span></text:p>
                <text:list>
                  <text:list-item>
                    <text:p text:style-name="P23"><text:span text:style-name="T44">Not a method of the class.</text:span></text:p>
                  </text:list-item>
                  <text:list-item>
                    <text:p text:style-name="P23"><text:span text:style-name="T44">Has access to the class’s private and protected data members.</text:span></text:p>
                  </text:list-item>
                  <text:list-item>
                    <text:p text:style-name="P23"><text:span text:style-name="T44">Defined inside the class scope.</text:span></text:p>
                  </text:list-item>
                </text:list>
              </text:list-item>
              <text:list-item>
                <text:p><text:span text:style-name="T44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7">17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7">17/3/21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34</meta:editing-cycles>
    <meta:print-date>1999-11-04T13:06:28</meta:print-date>
    <meta:creation-date>1999-10-10T10:49:40</meta:creation-date>
    <dc:date>2021-03-17T11:40:56.526724895</dc:date>
    <meta:editing-duration>P27DT20H37M56S</meta:editing-duration>
    <meta:generator>LibreOffice/6.4.6.2$Linux_X86_64 LibreOffice_project/40$Build-2</meta:generator>
    <dc:creator>Erel Segal-Halevi</dc:creator>
    <meta:document-statistic meta:object-count="10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